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00C771DBAC1CA248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Nova" svg:font-family="ProximaNova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44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46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fo:background-color="#ffffff" fo:borde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</style:style>
    <style:style style:name="P5" style:family="paragraph">
      <style:paragraph-properties fo:text-align="start"/>
      <style:text-properties fo:color="#666666" style:text-line-through-style="none" style:text-line-through-type="none" fo:font-family="Verdana" style:font-style-name="Regular" style:font-family-generic="swiss" fo:font-size="11pt" fo:font-style="normal" style:text-underline-style="none"/>
    </style:style>
    <style:style style:name="P6" style:family="paragraph">
      <style:paragraph-properties fo:text-align="start"/>
      <style:text-properties fo:color="#000000" style:text-line-through-style="none" style:text-line-through-type="none" fo:font-family="Verdana" style:font-style-name="Regular" style:font-family-generic="swiss" fo:font-size="28pt" fo:font-style="normal" style:text-underline-style="none"/>
    </style:style>
    <style:style style:name="P7" style:family="paragraph">
      <style:paragraph-properties fo:text-align="start"/>
      <style:text-properties fo:color="#00ab44" style:text-line-through-style="none" style:text-line-through-type="none" fo:font-family="Verdana" style:font-style-name="Regular" style:font-family-generic="swiss" fo:font-size="18pt" fo:font-style="normal" style:text-underline-style="none"/>
    </style:style>
    <style:style style:name="P8" style:family="paragraph">
      <style:paragraph-properties fo:text-align="start"/>
      <style:text-properties fo:color="#000000" style:text-line-through-style="none" style:text-line-through-type="none" fo:font-family="Verdana" style:font-style-name="Regular" style:font-family-generic="swiss" fo:font-size="11pt" fo:font-style="normal" style:text-underline-style="none"/>
    </style:style>
    <style:style style:name="P9" style:family="paragraph">
      <style:paragraph-properties fo:text-align="start"/>
      <style:text-properties fo:color="#666666" style:text-line-through-style="none" style:text-line-through-type="none" fo:font-family="Verdana" style:font-style-name="Regular" style:font-family-generic="swiss" fo:font-size="12pt" fo:font-style="normal" style:text-underline-style="none"/>
    </style:style>
    <style:style style:name="P10" style:family="paragraph">
      <style:paragraph-properties fo:text-align="start"/>
      <style:text-properties fo:color="#000000" style:text-line-through-style="none" style:text-line-through-type="none" fo:font-family="Verdana" style:font-style-name="Regular" style:font-family-generic="swiss" fo:font-size="12pt" fo:font-style="normal" style:text-underline-style="none"/>
    </style:style>
    <style:style style:name="T1" style:family="text">
      <style:text-properties fo:color="#00ab44" loext:opacity="100%" style:font-name="ProximaNova" fo:font-size="14pt" fo:font-weight="bold" style:font-size-asian="14pt" style:font-weight-asian="bold" style:font-name-complex="ProximaNova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info" form:control-implementation="ooo:com.sun.star.form.component.TextField" xml:id="control1" form:id="control1" form:current-value="123 Your Street &#10;Your City, ST 12345 &#10;(123) 456-7890 &#10;no_reply@example.com" form:value="123 Your Street &#10;Your City, ST 12345 &#10;(123) 456-7890 &#10;no_reply@example.c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ame" form:control-implementation="ooo:com.sun.star.form.component.TextField" xml:id="control2" form:id="control2" form:max-length="30" form:current-value="Your Name" form:value="Your 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tle" form:control-implementation="ooo:com.sun.star.form.component.TextField" xml:id="control3" form:id="control3" form:max-length="60" form:current-value="Title" form:value="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kills" form:control-implementation="ooo:com.sun.star.form.component.TextField" xml:id="control4" form:id="control4" form:max-length="250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xperience.0.1" form:control-implementation="ooo:com.sun.star.form.component.TextField" xml:id="control5" form:id="control5" form:max-length="75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xperience.0.0" form:control-implementation="ooo:com.sun.star.form.component.TextField" xml:id="control6" form:id="control6" form:max-length="75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experience.0.2" form:control-implementation="ooo:com.sun.star.form.component.TextField" xml:id="control7" form:id="control7" form:max-length="100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xperience.1.1" form:control-implementation="ooo:com.sun.star.form.component.TextField" xml:id="control8" form:id="control8" form:max-length="75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xperience.1.0" form:control-implementation="ooo:com.sun.star.form.component.TextField" xml:id="control9" form:id="control9" form:max-length="75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experience.1.2" form:control-implementation="ooo:com.sun.star.form.component.TextField" xml:id="control10" form:id="control10" form:max-length="100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xperience.2.1" form:control-implementation="ooo:com.sun.star.form.component.TextField" xml:id="control11" form:id="control11" form:max-length="75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xperience.2.0" form:control-implementation="ooo:com.sun.star.form.component.TextField" xml:id="control12" form:id="control12" form:max-length="75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experience.2.2" form:control-implementation="ooo:com.sun.star.form.component.TextField" xml:id="control13" form:id="control13" form:max-length="100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wards" form:control-implementation="ooo:com.sun.star.form.component.TextField" xml:id="control14" form:id="control14" form:max-length="250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ducation.0.0" form:control-implementation="ooo:com.sun.star.form.component.TextField" xml:id="control15" form:id="control15" form:max-length="75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ducation.0.1" form:control-implementation="ooo:com.sun.star.form.component.TextField" xml:id="control16" form:id="control16" form:max-length="75" form:current-value="School Name, Location - Degree" form:value="School Name, Location - Deg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education.0.2" form:control-implementation="ooo:com.sun.star.form.component.TextField" xml:id="control17" form:id="control17" form:max-length="100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21.59cm" svg:height="27.94cm" svg:x="-0.001cm" svg:y="-0.319cm" svg:viewBox="0 0 21591 27941" draw:points="0,0 21591,0 21591,27941 0,27941">
          <text:p/>
        </draw:polygon>
        <draw:frame draw:style-name="gr2" draw:text-style-name="P3" draw:layer="layout" svg:width="1.92cm" svg:height="0.581cm" svg:x="2.54cm" svg:y="6.665cm">
          <draw:text-box>
            <text:p text:style-name="P2"><text:span text:style-name="T1">SKILLS</text:span></text:p>
          </draw:text-box>
        </draw:frame>
        <draw:frame draw:style-name="gr3" draw:text-style-name="P3" draw:layer="layout" svg:width="3.448cm" svg:height="0.581cm" svg:x="2.54cm" svg:y="10.176cm">
          <draw:text-box>
            <text:p text:style-name="P2"><text:span text:style-name="T1">EXPERI</text:span><text:span text:style-name="T1">ENCE</text:span></text:p>
          </draw:text-box>
        </draw:frame>
        <draw:frame draw:style-name="gr4" draw:text-style-name="P3" draw:layer="layout" svg:width="3.262cm" svg:height="0.581cm" svg:x="2.54cm" svg:y="19.621cm">
          <draw:text-box>
            <text:p text:style-name="P2"><text:span text:style-name="T1">EDUC</text:span><text:span text:style-name="T1">ATIO</text:span><text:span text:style-name="T1">N</text:span></text:p>
          </draw:text-box>
        </draw:frame>
        <draw:frame draw:style-name="gr5" draw:text-style-name="P3" draw:layer="layout" svg:width="2.466cm" svg:height="0.581cm" svg:x="2.54cm" svg:y="23.722cm">
          <draw:text-box>
            <text:p text:style-name="P2"><text:span text:style-name="T1">AWARD</text:span><text:span text:style-name="T1">S</text:span></text:p>
          </draw:text-box>
        </draw:frame>
        <draw:frame draw:style-name="gr6" draw:text-style-name="P4" draw:layer="layout" svg:width="16.509cm" svg:height="0.184cm" svg:x="2.593cm" svg:y="1.784cm">
          <draw:image xlink:href="Pictures/10000000000004B00000000C771DBAC1CA24854C.png" xlink:type="simple" xlink:show="embed" xlink:actuate="onLoad" draw:mime-type="image/png">
            <text:p/>
          </draw:image>
        </draw:frame>
        <draw:control draw:style-name="gr7" draw:text-style-name="P5" draw:layer="controls" svg:width="17.462cm" svg:height="1.905cm" svg:x="2.54cm" svg:y="4.445cm" draw:control="control1"/>
        <draw:control draw:style-name="gr7" draw:text-style-name="P6" draw:layer="controls" svg:width="17.427cm" svg:height="0.96cm" svg:x="2.54cm" svg:y="2.857cm" draw:control="control2"/>
        <draw:control draw:style-name="gr7" draw:text-style-name="P7" draw:layer="controls" svg:width="17.462cm" svg:height="0.635cm" svg:x="2.54cm" svg:y="3.81cm" draw:control="control3"/>
        <draw:control draw:style-name="gr7" draw:text-style-name="P8" draw:layer="controls" svg:width="8.855cm" svg:height="2.54cm" svg:x="2.575cm" svg:y="7.62cm" draw:control="control4"/>
        <draw:control draw:style-name="gr7" draw:text-style-name="P9" draw:layer="controls" svg:width="17.427cm" svg:height="0.636cm" svg:x="2.56cm" svg:y="11.812cm" draw:control="control5"/>
        <draw:control draw:style-name="gr7" draw:text-style-name="P10" draw:layer="controls" svg:width="17.427cm" svg:height="0.636cm" svg:x="2.561cm" svg:y="11.112cm" draw:control="control6"/>
        <draw:control draw:style-name="gr7" draw:text-style-name="P10" draw:layer="controls" svg:width="17.427cm" svg:height="1.023cm" svg:x="3.762cm" svg:y="12.312cm" draw:control="control7"/>
        <draw:control draw:style-name="gr7" draw:text-style-name="P9" draw:layer="controls" svg:width="17.427cm" svg:height="0.636cm" svg:x="2.526cm" svg:y="14.352cm" draw:control="control8"/>
        <draw:control draw:style-name="gr7" draw:text-style-name="P10" draw:layer="controls" svg:width="17.427cm" svg:height="0.636cm" svg:x="2.527cm" svg:y="13.652cm" draw:control="control9"/>
        <draw:control draw:style-name="gr7" draw:text-style-name="P10" draw:layer="controls" svg:width="17.427cm" svg:height="1.023cm" svg:x="3.728cm" svg:y="14.852cm" draw:control="control10"/>
        <draw:control draw:style-name="gr7" draw:text-style-name="P9" draw:layer="controls" svg:width="17.427cm" svg:height="0.636cm" svg:x="2.527cm" svg:y="16.853cm" draw:control="control11"/>
        <draw:control draw:style-name="gr7" draw:text-style-name="P10" draw:layer="controls" svg:width="17.427cm" svg:height="0.636cm" svg:x="2.528cm" svg:y="16.153cm" draw:control="control12"/>
        <draw:control draw:style-name="gr7" draw:text-style-name="P10" draw:layer="controls" svg:width="17.427cm" svg:height="1.023cm" svg:x="3.729cm" svg:y="17.353cm" draw:control="control13"/>
        <draw:control draw:style-name="gr7" draw:text-style-name="P8" draw:layer="controls" svg:width="8.855cm" svg:height="2.54cm" svg:x="2.492cm" svg:y="24.565cm" draw:control="control14"/>
        <draw:control draw:style-name="gr7" draw:text-style-name="P9" draw:layer="controls" svg:width="17.427cm" svg:height="0.636cm" svg:x="2.522cm" svg:y="21.137cm" draw:control="control15"/>
        <draw:control draw:style-name="gr7" draw:text-style-name="P10" draw:layer="controls" svg:width="17.427cm" svg:height="0.636cm" svg:x="2.523cm" svg:y="20.437cm" draw:control="control16"/>
        <draw:control draw:style-name="gr7" draw:text-style-name="P10" draw:layer="controls" svg:width="17.427cm" svg:height="1.023cm" svg:x="3.724cm" svg:y="21.637cm" draw:control="control17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Nova" svg:font-family="ProximaNova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16T11:42:32.390006874</dc:date>
    <meta:editing-duration>PT20H17M45S</meta:editing-duration>
    <meta:editing-cycles>3</meta:editing-cycles>
    <meta:generator>LibreOffice/7.3.7.2$Linux_X86_64 LibreOffice_project/30$Build-2</meta:generator>
    <meta:document-statistic meta:object-count="23"/>
  </office:meta>
</office:document-meta>
</file>